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74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map style:condition="cell-content()=0" style:apply-style-name="Zero" style:base-cell-address="Sheet1.C7"/>
      <style:map style:condition="cell-content()!=0" style:apply-style-name="NonZero" style:base-cell-address="Sheet1.C7"/>
    </style:style>
    <style:style style:name="ce2" style:family="table-cell" style:parent-style-name="Default">
      <style:table-cell-properties fo:background-color="#ffd428" style:text-align-source="fix" style:repeat-content="false" style:vertical-align="middle"/>
      <style:paragraph-properties fo:text-align="center" fo:margin-left="0in"/>
      <style:map style:condition="cell-content()=0" style:apply-style-name="Zero" style:base-cell-address="Sheet1.C7"/>
      <style:map style:condition="cell-content()!=0" style:apply-style-name="NonZero" style:base-cell-address="Sheet1.C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9" table:default-cell-style-name="Default"/>
        <table:table-column table:style-name="co4" table:number-columns-repeated="2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Index of the digi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formula="of:=[.C2]+1" office:value-type="float" office:value="2" calcext:value-type="float">
            <text:p>2</text:p>
          </table:table-cell>
          <table:table-cell table:number-columns-repeated="4"/>
          <table:table-cell table:formula="of:=[.H2]+1" office:value-type="float" office:value="3" calcext:value-type="float">
            <text:p>3</text:p>
          </table:table-cell>
          <table:table-cell table:number-columns-repeated="4"/>
          <table:table-cell table:formula="of:=[.M2]+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2"/>
          <table:table-cell office:value-type="string" calcext:value-type="string">
            <text:p>// COPY THIS (Below is this line)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22"/>
          <table:table-cell table:formula="of:=&quot;static constexpr tMatrixPixelsSize RemapIndexLen = &quot; &amp; [.B21] &amp; &quot;; // &quot; &amp; [.B22]" office:value-type="string" office:string-value="static constexpr tMatrixPixelsSize RemapIndexLen = 133; // 19x7" calcext:value-type="string">
            <text:p>static constexpr tMatrixPixelsSize RemapIndexLen = 133; // 19x7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/>
          <table:table-cell table:formula="of:=&quot;static constexpr tMatrixPixelsCoord remapArray[&quot; &amp; [.B21] &amp; &quot;] = {&quot;" office:value-type="string" office:string-value="static constexpr tMatrixPixelsCoord remapArray[133] = {" calcext:value-type="string">
            <text:p>static constexpr tMatrixPixelsCoord remapArray[133] = {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J7]+1" office:value-type="float" office:value="20" calcext:value-type="float">
            <text:p>20</text:p>
          </table:table-cell>
          <table:table-cell table:style-name="ce1" table:formula="of:=[.K8]+1" office:value-type="float" office:value="19" calcext:value-type="float">
            <text:p>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O7]+1" office:value-type="float" office:value="34" calcext:value-type="float">
            <text:p>34</text:p>
          </table:table-cell>
          <table:table-cell table:style-name="ce1" table:formula="of:=[.P8]+1" office:value-type="float" office:value="33" calcext:value-type="float">
            <text:p>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table:formula="of:=[.T7]+1" office:value-type="float" office:value="48" calcext:value-type="float">
            <text:p>48</text:p>
          </table:table-cell>
          <table:table-cell table:style-name="ce1" table:formula="of:=[.U8]+1" office:value-type="float" office:value="47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7:.U7]) &amp; &quot;,&quot;" office:value-type="string" office:string-value="    0, 6, 5, 0, 0, 0, 20, 19, 0, 0, 0, 34, 33, 0, 0, 0, 48, 47, 0," calcext:value-type="string">
            <text:p><text:s text:c="4"/>0, 6, 5, 0, 0, 0, 20, 19, 0, 0, 0, 34, 33, 0, 0, 0, 48, 47, 0,</text:p>
          </table:table-cell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I7]+1" office:value-type="float" office:value="21" calcext:value-type="float">
            <text:p>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K9]+1" office:value-type="float" office:value="18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N7]+1" office:value-type="float" office:value="35" calcext:value-type="float">
            <text:p>3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P9]+1" office:value-type="float" office:value="3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S7]+1" office:value-type="float" office:value="49" calcext:value-type="float">
            <text:p>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U9]+1" office:value-type="float" office:value="46" calcext:value-type="float">
            <text:p>46</text:p>
          </table:table-cell>
          <table:table-cell/>
          <table:table-cell table:formula="of:=&quot;    &quot; &amp; COM.MICROSOFT.TEXTJOIN(&quot;, &quot;; 1; [.C8:.U8]) &amp; &quot;,&quot;" office:value-type="string" office:string-value="    7, 0, 0, 4, 0, 21, 0, 0, 18, 0, 35, 0, 0, 32, 0, 49, 0, 0, 46," calcext:value-type="string">
            <text:p><text:s text:c="4"/>7, 0, 0, 4, 0, 21, 0, 0, 18, 0, 35, 0, 0, 32, 0, 49, 0, 0, 46,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8]+1" office:value-type="float" office:value="22" calcext:value-type="float">
            <text:p>2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0]+1" office:value-type="float" office:value="17" calcext:value-type="float">
            <text:p>1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8]+1" office:value-type="float" office:value="36" calcext:value-type="float">
            <text:p>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O10]+1" office:value-type="float" office:value="31" calcext:value-type="float">
            <text:p>3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8]+1" office:value-type="float" office:value="50" calcext:value-type="float">
            <text:p>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T10]+1" office:value-type="float" office:value="45" calcext:value-type="float">
            <text:p>45</text:p>
          </table:table-cell>
          <table:table-cell/>
          <table:table-cell table:formula="of:=&quot;    &quot; &amp; COM.MICROSOFT.TEXTJOIN(&quot;, &quot;; 1; [.C9:.U9]) &amp; &quot;,&quot;" office:value-type="string" office:string-value="    8, 0, 0, 3, 0, 22, 0, 0, 17, 0, 36, 0, 0, 31, 0, 50, 0, 0, 45," calcext:value-type="string">
            <text:p><text:s text:c="4"/>8, 0, 0, 3, 0, 22, 0, 0, 17, 0, 36, 0, 0, 31, 0, 50, 0, 0, 45,</text:p>
          </table:table-cell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H15]" office:value-type="float" office:value="15" calcext:value-type="float">
            <text:p>15</text:p>
          </table:table-cell>
          <table:table-cell table:style-name="ce1" table:formula="of:=[.I10]+1" office:value-type="float" office:value="16" calcext:value-type="float">
            <text:p>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M15]" office:value-type="float" office:value="29" calcext:value-type="float">
            <text:p>29</text:p>
          </table:table-cell>
          <table:table-cell table:style-name="ce1" table:formula="of:=[.N10]+1" office:value-type="float" office:value="30" calcext:value-type="float">
            <text:p>3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R15]" office:value-type="float" office:value="43" calcext:value-type="float">
            <text:p>43</text:p>
          </table:table-cell>
          <table:table-cell table:style-name="ce1" table:formula="of:=[.S10]+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0:.U10]) &amp; &quot;,&quot;" office:value-type="string" office:string-value="    0, 1, 2, 0, 0, 0, 15, 16, 0, 0, 0, 29, 30, 0, 0, 0, 43, 44, 0," calcext:value-type="string">
            <text:p><text:s text:c="4"/>0, 1, 2, 0, 0, 0, 15, 16, 0, 0, 0, 29, 30, 0, 0, 0, 43, 44, 0,</text:p>
          </table:table-cell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9]+1" office:value-type="float" office:value="23" calcext:value-type="float">
            <text:p>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K12]+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9]+1" office:value-type="float" office:value="37" calcext:value-type="float">
            <text:p>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P12]+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9]+1" office:value-type="float" office:value="51" calcext:value-type="float">
            <text:p>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U12]+1" office:value-type="float" office:value="56" calcext:value-type="float">
            <text:p>56</text:p>
          </table:table-cell>
          <table:table-cell/>
          <table:table-cell table:formula="of:=&quot;    &quot; &amp; COM.MICROSOFT.TEXTJOIN(&quot;, &quot;; 1; [.C11:.U11]) &amp; &quot;,&quot;" office:value-type="string" office:string-value="    9, 0, 0, 14, 0, 23, 0, 0, 28, 0, 37, 0, 0, 42, 0, 51, 0, 0, 56," calcext:value-type="string">
            <text:p><text:s text:c="4"/>9, 0, 0, 14, 0, 23, 0, 0, 28, 0, 37, 0, 0, 42, 0, 51, 0, 0, 56,</text:p>
          </table:table-cell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H11]+1" office:value-type="float" office:value="24" calcext:value-type="float">
            <text:p>2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J13]+1" office:value-type="float" office:value="27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M11]+1" office:value-type="float" office:value="38" calcext:value-type="float">
            <text:p>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O13]+1" office:value-type="float" office:value="41" calcext:value-type="float">
            <text:p>4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R11]+1" office:value-type="float" office:value="52" calcext:value-type="float">
            <text:p>5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table:formula="of:=[.T13]+1" office:value-type="float" office:value="55" calcext:value-type="float">
            <text:p>55</text:p>
          </table:table-cell>
          <table:table-cell/>
          <table:table-cell table:formula="of:=&quot;    &quot; &amp; COM.MICROSOFT.TEXTJOIN(&quot;, &quot;; 1; [.C12:.U12]) &amp; &quot;,&quot;" office:value-type="string" office:string-value="    10, 0, 0, 13, 0, 24, 0, 0, 27, 0, 38, 0, 0, 41, 0, 52, 0, 0, 55," calcext:value-type="string">
            <text:p><text:s text:c="4"/>10, 0, 0, 13, 0, 24, 0, 0, 27, 0, 38, 0, 0, 41, 0, 52, 0, 0, 55,</text:p>
          </table:table-cell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H12]+1" office:value-type="float" office:value="25" calcext:value-type="float">
            <text:p>25</text:p>
          </table:table-cell>
          <table:table-cell table:style-name="ce1" table:formula="of:=[.I13]+1" office:value-type="float" office:value="26" calcext:value-type="float">
            <text:p>2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M12]+1" office:value-type="float" office:value="39" calcext:value-type="float">
            <text:p>39</text:p>
          </table:table-cell>
          <table:table-cell table:style-name="ce1" table:formula="of:=[.N13]+1" office:value-type="float" office:value="40" calcext:value-type="float">
            <text:p>4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table:formula="of:=[.R12]+1" office:value-type="float" office:value="53" calcext:value-type="float">
            <text:p>53</text:p>
          </table:table-cell>
          <table:table-cell table:style-name="ce1" table:formula="of:=[.S13]+1" office:value-type="float" office:value="54" calcext:value-type="float">
            <text:p>54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formula="of:=&quot;    &quot; &amp; COM.MICROSOFT.TEXTJOIN(&quot;, &quot;; 1; [.C13:.U13]) &amp; &quot;,&quot;" office:value-type="string" office:string-value="    0, 11, 12, 0, 0, 0, 25, 26, 0, 0, 0, 39, 40, 0, 0, 0, 53, 54, 0," calcext:value-type="string">
            <text:p><text:s text:c="4"/>0, 11, 12, 0, 0, 0, 25, 26, 0, 0, 0, 39, 40, 0, 0, 0, 53, 54, 0,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};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-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number-columns-repeated="22"/>
          <table:table-cell table:formula="of:=&quot;static constexpr tMatrixPixelsSize RemapDestMatrixLen = &quot; &amp; [.B20] * 7 * 2 &amp; &quot;;&quot;" office:value-type="string" office:string-value="static constexpr tMatrixPixelsSize RemapDestMatrixLen = 56;" calcext:value-type="string">
            <text:p>static constexpr tMatrixPixelsSize RemapDestMatrixLen = 56;</text:p>
          </table:table-cell>
        </table:table-row>
        <table:table-row table:style-name="ro1" table:number-rows-repeated="3">
          <table:table-cell table:number-columns-repeated="23"/>
        </table:table-row>
        <table:table-row table:style-name="ro1">
          <table:table-cell office:value-type="string" calcext:value-type="string">
            <text:p>Last index of the digit:</text:p>
          </table:table-cell>
          <table:table-cell table:formula="of:=[.R2]"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Count:</text:p>
          </table:table-cell>
          <table:table-cell table:formula="of:=[.U6]*[.B13]" office:value-type="float" office:value="133" calcext:value-type="float">
            <text:p>133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urce Area Size:</text:p>
          </table:table-cell>
          <table:table-cell table:formula="of:= [.U6] &amp;&quot;x&quot; &amp; [.B13]" office:value-type="string" office:string-value="19x7" calcext:value-type="string">
            <text:p>19x7</text:p>
          </table:table-cell>
          <table:table-cell table:number-columns-repeated="21"/>
        </table:table-row>
        <table:table-row table:style-name="ro1" table:number-rows-repeated="1048553">
          <table:table-cell table:number-columns-repeated="23"/>
        </table:table-row>
        <table:table-row table:style-name="ro1">
          <table:table-cell table:number-columns-repeated="23"/>
        </table:table-row>
        <calcext:conditional-formats>
          <calcext:conditional-format calcext:target-range-address="Sheet1.C7:Sheet1.U13">
            <calcext:condition calcext:apply-style-name="Zero" calcext:value="=0" calcext:base-cell-address="Sheet1.C7"/>
            <calcext:condition calcext:apply-style-name="NonZero" calcext:value="!=0" calcext:base-cell-address="Sheet1.C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Zero" style:family="table-cell" style:parent-style-name="Default">
      <style:table-cell-properties fo:background-color="#666666" style:diagonal-bl-tr="none" style:diagonal-tl-br="none"/>
      <style:text-properties fo:color="#cccccc"/>
    </style:style>
    <style:style style:name="NonZero" style:family="table-cell" style:parent-style-name="Default">
      <style:table-cell-properties fo:background-color="#ffd428"/>
      <style:text-properties fo:font-size="12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8">00/00/0000</text:date>, <text:time style:data-style-name="N2" text:time-value="15:06:28.195028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7T09:46:52.688009700</meta:creation-date>
    <dc:date>2025-12-28T15:45:47.387174300</dc:date>
    <meta:editing-duration>PT5H37M56S</meta:editing-duration>
    <meta:editing-cycles>17</meta:editing-cycles>
    <meta:generator>LibreOffice/25.8.3.2$Windows_X86_64 LibreOffice_project/8ca8d55c161d602844f5428fa4b58097424e324e</meta:generator>
    <meta:document-statistic meta:table-count="1" meta:cell-count="187" meta:object-count="0"/>
  </office:meta>
</office:document-meta>
</file>